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Sehr</text:p>
      <text:p text:style-name="Standard"/>
      <text:p text:style-name="Standard">Weißt du noch wie es früher war</text:p>
      <text:p text:style-name="Standard">als wir uns noch jeden Tag sah'n?</text:p>
      <text:p text:style-name="Standard"/>
      <text:p text:style-name="Standard">Refrain A:</text:p>
      <text:p text:style-name="Standard">Du, Du liebst mich, ja</text:p>
      <text:p text:style-name="Standard">und ich lieb' dich</text:p>
      <text:p text:style-name="Standard">so sehr</text:p>
      <text:p text:style-name="Standard"/>
      <text:p text:style-name="Standard">Strophe 2:</text:p>
      <text:p text:style-name="Standard">Weißt du wie es heute für mich ist</text:p>
      <text:p text:style-name="Standard">wenn du nicht bei mir bist.</text:p>
      <text:p text:style-name="Standard">Du sagst, dass du mich noch liebst,</text:p>
      <text:p text:style-name="Standard">mir vielleicht noch eine Chance gibst.</text:p>
      <text:p text:style-name="Standard"/>
      <text:p text:style-name="Standard">Refrain A</text:p>
      <text:p text:style-name="Standard"/>
      <text:p text:style-name="Standard">Refrain B</text:p>
      <text:p text:style-name="Standard"/>
      <text:p text:style-name="Standard">Weißt du was uns die Zukunft bringt,</text:p>
      <text:p text:style-name="Standard">es wär so schön, wenn es gelingt,</text:p>
      <text:p text:style-name="Standard">dass wir von vorn beginnen,</text:p>
      <text:p text:style-name="Standard">dann können wir beide nur gewinnen,</text:p>
      <text:p text:style-name="Standard">(Weißt du wie es einmal sein wird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Felix Reinhart</meta:initial-creator>
    <meta:creation-date>2006-03-06T12:50:51</meta:creation-date>
    <dc:creator>Felix Reinhart</dc:creator>
    <dc:date>2006-03-11T21:05:26</dc:date>
    <dc:language>de-DE</dc:language>
    <meta:editing-cycles>3</meta:editing-cycles>
    <meta:editing-duration>PT3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94" meta:character-count="455"/>
  </office:meta>
</office:document-meta>
</file>